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Pictures/1000000000000008000000089681EFD5470BF2DC.png" manifest:media-type="image/png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95cm"/>
    </style:style>
    <style:style style:name="co3" style:family="table-column">
      <style:table-column-properties fo:break-before="auto" style:column-width="2.268cm"/>
    </style:style>
    <style:style style:name="co4" style:family="table-column">
      <style:table-column-properties fo:break-before="auto" style:column-width="1.0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ff66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33ff99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9.051cm" svg:height="8.632cm" svg:x="25.338cm" svg:y="22.552cm">
            <draw:object draw:notify-on-update-of-ranges="Sheet1.A35:Sheet1.A39 Sheet1.C34:Sheet1.C34 Sheet1.C35:Sheet1.C39 Sheet1.B34:Sheet1.B34 Sheet1.B35:Sheet1.B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9.029cm" svg:height="8.606cm" svg:x="25.366cm" svg:y="13.546cm">
            <draw:object draw:notify-on-update-of-ranges="Sheet1.A43:Sheet1.A46 Sheet1.B42:Sheet1.B42 Sheet1.B43:Sheet1.B46 Sheet1.C42:Sheet1.C42 Sheet1.C43:Sheet1.C4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1.567cm" svg:height="8.6cm" svg:x="35.376cm" svg:y="13.545cm">
            <draw:object draw:notify-on-update-of-ranges="Sheet1.A83:Sheet1.A89 Sheet1.C82:Sheet1.C82 Sheet1.C83:Sheet1.C89 Sheet1.D82:Sheet1.D82 Sheet1.D83:Sheet1.D89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number-columns-repeated="7" table:default-cell-style-name="Default"/>
        <table:table-row table:style-name="ro1">
          <table:table-cell table:style-name="ce1" office:value-type="string" calcext:value-type="string">
            <text:p>Fragetypen</text:p>
          </table:table-cell>
          <table:table-cell office:value-type="string" calcext:value-type="string">
            <text:p>Anzahl eeg</text:p>
          </table:table-cell>
          <table:table-cell office:value-type="string" calcext:value-type="string">
            <text:p>Anzahl Eyetracking</text:p>
          </table:table-cell>
          <table:table-cell table:number-columns-repeated="9"/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Offene Frage (kurz)</text:p>
          </table:table-cell>
          <table:table-cell table:style-name="ce2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enter output</text:p>
          </table:table-cell>
          <table:table-cell office:value-type="string" calcext:value-type="string">
            <text:p>syntax error</text:p>
          </table:table-cell>
          <table:table-cell office:value-type="string" calcext:value-type="string">
            <text:p>semantic error</text:p>
          </table:table-cell>
          <table:table-cell office:value-type="string" calcext:value-type="string">
            <text:p>value of var at specific time</text:p>
          </table:table-cell>
          <table:table-cell table:number-columns-repeated="2"/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fill in the blank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output</text:p>
          </table:table-cell>
          <table:table-cell table:number-columns-repeated="5"/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Multiple Choice</text:p>
          </table:table-cell>
          <table:table-cell table:style-name="ce3" office:value-type="float" office:value="1" calcext:value-type="float">
            <text:p>1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9"/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Ja/nein</text:p>
          </table:table-cell>
          <table:table-cell table:style-name="ce2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Welche Zeile hat…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9"/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Summary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9"/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pull request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BAMAUS</text:p>
          </table:table-cell>
          <table:table-cell table:number-columns-repeated="2"/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Syntax Error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--&gt; which line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BALB</text:p>
          </table:table-cell>
          <table:table-cell table:number-columns-repeated="2"/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--&gt; offen</text:p>
          </table:table-cell>
          <table:table-cell table:style-name="ce3" office:value-type="float" office:value="2" calcext:value-type="float">
            <text:p>2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9"/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None-specified</text:p>
          </table:table-cell>
          <table:table-cell table:style-name="ce3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Primary Non-code</text:p>
          </table:table-cell>
          <table:table-cell table:style-name="ce2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Control Non-code</text:p>
          </table:table-cell>
          <table:table-cell table:style-name="ce2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NE</text:p>
          </table:table-cell>
          <table:table-cell table:number-columns-repeated="2"/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table:style-name="ce2" office:value-type="float" office:value="2" calcext:value-type="float">
            <text:p>2</text:p>
          </table:table-cell>
          <table:table-cell table:number-columns-repeated="10"/>
          <table:table-cell office:value-type="string" calcext:value-type="string">
            <text:p>O</text:p>
          </table:table-cell>
        </table:table-row>
        <table:table-row table:style-name="ro1">
          <table:table-cell/>
          <table:table-cell table:formula="of:=SUM([.B2:.B15])" office:value-type="float" office:value="43" calcext:value-type="float">
            <text:p>43</text:p>
          </table:table-cell>
          <table:table-cell table:formula="of:=SUM([.C2:.C15])" office:value-type="float" office:value="45" calcext:value-type="float">
            <text:p>45</text:p>
          </table:table-cell>
          <table:table-cell table:number-columns-repeated="9"/>
          <table:table-cell office:value-type="string" calcext:value-type="string">
            <text:p>P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Top-down</text:p>
          </table:table-cell>
          <table:table-cell office:value-type="float" office:value="3" calcext:value-type="float">
            <text:p>3</text:p>
          </table:table-cell>
          <table:table-cell table:style-name="ce4" office:value-type="float" office:value="21" calcext:value-type="float">
            <text:p>21</text:p>
          </table:table-cell>
          <table:table-cell table:number-columns-repeated="9"/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bottom up</text:p>
          </table:table-cell>
          <table:table-cell table:style-name="ce4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9"/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no understanding of existing cod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None-specified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9"/>
          <table:table-cell office:value-type="string" calcext:value-type="string">
            <text:p>V</text:p>
          </table:table-cell>
        </table:table-row>
        <table:table-row table:style-name="ro1">
          <table:table-cell/>
          <table:table-cell table:formula="of:=SUM([.B18:.B22])" office:value-type="float" office:value="29" calcext:value-type="float">
            <text:p>29</text:p>
          </table:table-cell>
          <table:table-cell table:formula="of:=SUM([.C18:.C22])" office:value-type="float" office:value="31" calcext:value-type="float">
            <text:p>31</text:p>
          </table:table-cell>
          <table:table-cell table:number-columns-repeated="9"/>
          <table:table-cell office:value-type="string" calcext:value-type="string">
            <text:p>W</text:p>
          </table:table-cell>
        </table:table-row>
        <table:table-row table:style-name="ro1">
          <table:table-cell table:number-columns-repeated="12"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output:</text:p>
          </table:table-cell>
          <table:table-cell office:value-type="string" calcext:value-type="string">
            <text:p>None-specified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multiple choice</text:p>
          </table:table-cell>
          <table:table-cell office:value-type="string" calcext:value-type="string">
            <text:p>ja/nein</text:p>
          </table:table-cell>
          <table:table-cell table:number-columns-repeated="6"/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eeg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string" calcext:value-type="string">
            <text:p>Z</text:p>
          </table:table-cell>
        </table:table-row>
        <table:table-row table:style-name="ro1">
          <table:table-cell office:value-type="string" calcext:value-type="string">
            <text:p>eyetrackin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mme</text:p>
          </table:table-cell>
          <table:table-cell table:formula="of:=[.B26]+[.B27]" office:value-type="float" office:value="21" calcext:value-type="float">
            <text:p>21</text:p>
          </table:table-cell>
          <table:table-cell/>
          <table:table-cell table:formula="of:=[.D26]+[.D27]" office:value-type="float" office:value="13" calcext:value-type="float">
            <text:p>13</text:p>
          </table:table-cell>
          <table:table-cell table:formula="of:=[.E26]+[.E27]" office:value-type="float" office:value="3" calcext:value-type="float">
            <text:p>3</text:p>
          </table:table-cell>
          <table:table-cell table:formula="of:=[.F26]+[.F27]" office:value-type="float" office:value="4" calcext:value-type="float">
            <text:p>4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other: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create code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sort in categories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no Eye-Tracking</text:p>
          </table:table-cell>
          <table:table-cell office:value-type="string" calcext:value-type="string">
            <text:p>with Eye-Trackin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MRI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EG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NIRS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ulti-Modal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3"/>
          <table:table-cell table:formula="of:=SUM([.B35:.C39])" office:value-type="float" office:value="32" calcext:value-type="float">
            <text:p>32</text:p>
          </table:table-cell>
          <table:table-cell table:number-columns-repeated="9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primary Study</text:p>
          </table:table-cell>
          <table:table-cell office:value-type="string" calcext:value-type="string">
            <text:p>Neuroimaging</text:p>
          </table:table-cell>
          <table:table-cell office:value-type="string" calcext:value-type="string">
            <text:p>Eye-Trackin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p-Down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ttom-Up</text:p>
          </table:table-cell>
          <table:table-cell table:style-name="ce3"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oth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o Information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10"/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NI03, NI10, NI12, NI14, NI15, NI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NI03, NI06, NI07, NI08, NI10, NI20, NI27, NI28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NI04, NI05, NI09, NI13, NI16, NI17, NI18, NI19, NI22, NI23, NI24, NI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NI11, NI12, NI14, NI2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NI03, NI04, NI06, NI07, NI09, NI11, NI12, NI14, NI16, NI17, NI19, NI22, NI27, Ni28, NI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I16, NI22, NI26, NI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NI05, NI08, NI13, NI18, NI20, NI21, NI23, NI24, NI25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NI03, NI05, NI06, NI07, NI09, NI10, NI11, NI14, NI15, NI19, NI28, NI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NI10, NI11, NI19, NI29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ET03, ET04, ET06, ET11, ET12, ET13, ET16, ET17, ET18, ET19, ET20, ET21, ET22, ET23, ET26, ET27, ET28, ET29, ET30, ET31, ET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ET07, ET10, ET15, ET24, ET32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ET16, ET19, ET20, ET21, ET24, ET25, ET28, ET30, ET31, ET3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ET17, ET18, ET22, ET23, ET26, ET29, ET31, ET32, ET3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ET13, ET14, ET17, ET18, ET25, ET29, ET30, ET3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ET06, ET11, ET12, ET16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NI13, NI15, NI16, NI17, NI19, NI20, NI22, NI24, NI30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NI13, NI16, NI18, NI23, NI24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ET03, ET07, ET08, ET10, ET23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S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X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Y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12"/>
        </table:table-row>
        <table:table-row table:style-name="ro1" table:number-rows-repeated="5">
          <table:table-cell table:number-columns-repeated="13"/>
        </table:table-row>
        <table:table-row table:style-name="ro1">
          <table:table-cell office:value-type="string" calcext:value-type="string">
            <text:p>primary Study</text:p>
          </table:table-cell>
          <table:table-cell office:value-type="string" calcext:value-type="string">
            <text:p>Eye-Tracking</text:p>
          </table:table-cell>
          <table:table-cell office:value-type="string" calcext:value-type="string">
            <text:p>Neuroimaging</text:p>
          </table:table-cell>
          <table:table-cell office:value-type="string" calcext:value-type="string">
            <text:p>Eye-Tracking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mmary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utput</text:p>
          </table:table-cell>
          <table:table-cell table:style-name="ce3"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ogical Erro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mbinatio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Control Question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No Information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3">
      <number:month number:style="long" number:textual="true"/>
      <number:text> </number:text>
      <number:year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8">00.00.0000</text:date>, <text:time style:data-style-name="N2" text:time-value="14:12:20.2439883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7T09:57:42.492588068</meta:creation-date>
    <dc:date>2022-07-28T17:36:25.107934761</dc:date>
    <meta:editing-duration>P13DT1H29M18S</meta:editing-duration>
    <meta:editing-cycles>12</meta:editing-cycles>
    <meta:generator>LibreOffice/6.4.7.2$Linux_X86_64 LibreOffice_project/40$Build-2</meta:generator>
    <meta:document-statistic meta:table-count="1" meta:cell-count="229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="hatch" draw:fill-color="#83caff" draw:fill-hatch-name="ChartHatch_20_5" draw:fill-hatch-solid="true" draw:fill-image-name="ChartBitmap_20_1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="hatch" draw:fill-color="#aecf00" draw:fill-hatch-name="Black_20_45_20_Degrees" draw:fill-hatch-solid="tru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  <style:style style:name="gr1" style:family="graphic">
      <style:graphic-properties draw:stroke="none" draw:fill="none" draw:fill-color="#ffffff" draw:textarea-horizontal-align="center" draw:textarea-vertical-align="middle" draw:auto-grow-height="true" draw:auto-grow-width="true" fo:min-height="0.954cm" fo:min-width="2.946cm"/>
    </style:style>
    <style:style style:name="P1" style:family="paragraph">
      <loext:graphic-properties draw:fill="none" draw:fill-color="#ffffff"/>
      <style:text-properties fo:font-family="Albany" style:font-family-generic="roman" style:font-pitch="variable" fo:font-size="10pt" style:font-size-asian="10pt" style:font-size-complex="10pt"/>
    </style:style>
  </office:automatic-styles>
  <office:body>
    <office:chart>
      <chart:chart svg:width="9.052cm" svg:height="8.633cm" xlink:href=".." xlink:type="simple" chart:class="chart:bar" chart:column-mapping="1 0" chart:style-name="ch1">
        <chart:legend chart:legend-position="bottom" svg:x="1.348cm" svg:y="8.034cm" style:legend-expansion="wide" chart:style-name="ch2"/>
        <chart:plot-area chart:style-name="ch3" table:cell-range-address="Sheet1.A34:Sheet1.C39" chart:data-source-has-labels="both" svg:x="0.181cm" svg:y="0.172cm" svg:width="8.69cm" svg:height="7.506cm">
          <chartooo:coordinate-region svg:x="0.617cm" svg:y="0.372cm" svg:width="8.007cm" svg:height="6.659cm"/>
          <chart:axis chart:dimension="x" chart:name="primary-x" chart:style-name="ch4" chartooo:axis-type="auto">
            <chartooo:date-scale/>
            <chart:categories table:cell-range-address="Sheet1.A35:Sheet1.A3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C35:Sheet1.C39" chart:label-cell-address="Sheet1.C34:Sheet1.C34" chart:class="chart:bar">
            <chart:data-point chart:repeated="5"/>
          </chart:series>
          <chart:series chart:style-name="ch8" chart:values-cell-range-address="Sheet1.B35:Sheet1.B39" chart:label-cell-address="Sheet1.B34:Sheet1.B34" chart:class="chart:bar">
            <chart:data-point chart:repeated="5"/>
          </chart:series>
          <chart:wall chart:style-name="ch9"/>
          <chart:floor chart:style-name="ch10"/>
        </chart:plot-area>
        <draw:frame draw:style-name="gr1" draw:text-style-name="P1" svg:width="2.946cm" svg:height="0.954cm" svg:x="0cm" svg:y="-0.278cm">
          <draw:text-box>
            <text:p/>
          </draw:text-box>
        </draw:frame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with Eye-Tracking</text:p>
                <draw:g>
                  <svg:desc>Sheet1.C34:Sheet1.C34</svg:desc>
                </draw:g>
              </table:table-cell>
              <table:table-cell office:value-type="string">
                <text:p>no Eye-Tracking</text:p>
                <draw:g>
                  <svg:desc>Sheet1.B34:Sheet1.B3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MRI</text:p>
                <draw:g>
                  <svg:desc>Sheet1.A35:Sheet1.A39</svg:desc>
                </draw:g>
              </table:table-cell>
              <table:table-cell office:value-type="float" office:value="2">
                <text:p>2</text:p>
                <draw:g>
                  <svg:desc>Sheet1.C35:Sheet1.C39</svg:desc>
                </draw:g>
              </table:table-cell>
              <table:table-cell office:value-type="float" office:value="11">
                <text:p>11</text:p>
                <draw:g>
                  <svg:desc>Sheet1.B35:Sheet1.B39</svg:desc>
                </draw:g>
              </table:table-cell>
            </table:table-row>
            <table:table-row>
              <table:table-cell office:value-type="string">
                <text:p>EEG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fNIRS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ulti-Modal</text:p>
              </table:table-cell>
              <table:table-cell office:value-type="float" office:value="0">
                <text:p>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hatch draw:name="Black_20_45_20_Degrees" draw:display-name="Black 45 Degrees" draw:style="single" draw:color="#000000" draw:distance="0.102cm" draw:rotation="450"/>
    <draw:hatch draw:name="Black_20_45_20_Degrees_20_Wide" draw:display-name="Black 45 Degrees Wide" draw:style="single" draw:color="#000000" draw:distance="0.508cm" draw:rotation="450"/>
    <draw:hatch draw:name="ChartHatch_20_1" draw:display-name="ChartHatch 1" draw:style="single" draw:color="#000000" draw:distance="0.51cm" draw:rotation="1350"/>
    <draw:hatch draw:name="ChartHatch_20_2" draw:display-name="ChartHatch 2" draw:style="single" draw:color="#000000" draw:distance="0.3cm" draw:rotation="1350"/>
    <draw:hatch draw:name="ChartHatch_20_3" draw:display-name="ChartHatch 3" draw:style="double" draw:color="#000000" draw:distance="0.51cm" draw:rotation="3150"/>
    <draw:hatch draw:name="ChartHatch_20_4" draw:display-name="ChartHatch 4" draw:style="single" draw:color="#000000" draw:distance="0.51cm" draw:rotation="3150"/>
    <draw:hatch draw:name="ChartHatch_20_5" draw:display-name="ChartHatch 5" draw:style="single" draw:color="#000000" draw:distance="0.2cm" draw:rotation="3150"/>
    <draw:fill-image draw:name="ChartBitmap_20_1" draw:display-name="ChartBitmap 1" xlink:href="Pictures/1000000000000008000000089681EFD5470BF2DC.png" xlink:type="simple" xlink:show="embed" xlink:actuate="onLoad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2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="hatch" draw:fill-color="#aecf00" draw:fill-hatch-name="Black_20_45_20_Degrees" draw:fill-hatch-solid="tru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="hatch" draw:fill-color="#83caff" draw:fill-hatch-name="Black_20_-45_20_Degrees" draw:fill-hatch-solid="true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03cm" svg:height="8.607cm" xlink:href=".." xlink:type="simple" chart:class="chart:bar" chart:style-name="ch1">
        <chart:legend chart:legend-position="bottom" svg:x="1.906cm" svg:y="8.008cm" style:legend-expansion="wide" chart:style-name="ch2"/>
        <chart:plot-area chart:style-name="ch3" table:cell-range-address="Sheet1.A42:Sheet1.C46" chart:data-source-has-labels="both" svg:x="0.18cm" svg:y="0.172cm" svg:width="8.67cm" svg:height="7.48cm">
          <chartooo:coordinate-region svg:x="0.801cm" svg:y="0.371cm" svg:width="7.93cm" svg:height="6.634cm"/>
          <chart:axis chart:dimension="x" chart:name="primary-x" chart:style-name="ch4" chartooo:axis-type="auto">
            <chartooo:date-scale/>
            <chart:categories table:cell-range-address="Sheet1.A43:Sheet1.A4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43:Sheet1.B46" chart:label-cell-address="Sheet1.B42:Sheet1.B42" chart:class="chart:bar">
            <chart:data-point chart:repeated="4"/>
          </chart:series>
          <chart:series chart:style-name="ch8" chart:values-cell-range-address="Sheet1.C43:Sheet1.C46" chart:label-cell-address="Sheet1.C42:Sheet1.C42" chart:class="chart:bar">
            <chart:data-point chart:style-name="ch9"/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uroimaging</text:p>
                <draw:g>
                  <svg:desc>Sheet1.B42:Sheet1.B42</svg:desc>
                </draw:g>
              </table:table-cell>
              <table:table-cell office:value-type="string">
                <text:p>Eye-Tracking</text:p>
                <draw:g>
                  <svg:desc>Sheet1.C42:Sheet1.C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op-Down</text:p>
                <draw:g>
                  <svg:desc>Sheet1.A43:Sheet1.A46</svg:desc>
                </draw:g>
              </table:table-cell>
              <table:table-cell office:value-type="float" office:value="3">
                <text:p>3</text:p>
                <draw:g>
                  <svg:desc>Sheet1.B43:Sheet1.B46</svg:desc>
                </draw:g>
              </table:table-cell>
              <table:table-cell office:value-type="float" office:value="21">
                <text:p>21</text:p>
                <draw:g>
                  <svg:desc>Sheet1.C43:Sheet1.C46</svg:desc>
                </draw:g>
              </table:table-cell>
            </table:table-row>
            <table:table-row>
              <table:table-cell office:value-type="string">
                <text:p>Bottom-Up</text:p>
              </table:table-cell>
              <table:table-cell office:value-type="float" office:value="14">
                <text:p>1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Both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No Information</text:p>
              </table:table-cell>
              <table:table-cell office:value-type="float" office:value="9">
                <text:p>9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hatch draw:name="Black_20_90_20_Degrees" draw:display-name="Black 90 Degrees" draw:style="single" draw:color="#000000" draw:distance="0.102cm" draw:rotation="900"/>
  </office:styles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paragraph-properties style:writing-mode="rl-tb"/>
      <style:text-properties fo:font-size="10pt" style:font-size-asian="10pt" style:font-size-complex="10pt"/>
    </style:style>
    <style:style style:name="ch3" style:family="chart">
      <style:chart-properties chart:group-bars-per-axis="false" chart:include-hidden-cells="false" chart:auto-position="true" chart:auto-size="true" chart:treat-empty-cells="use-zero" chart:right-angled-axes="true"/>
    </style:style>
    <style:style style:name="ch4" style:family="chart" style:data-style-name="N0">
      <style:chart-properties chart:display-label="true" chart:logarithmic="false" chart:reverse-direction="false" text:line-break="true" loext:try-staggering-first="false" chart:label-arrangement="stagger-odd" chart:link-data-style-to-source="true" chart:axis-position="0"/>
      <style:graphic-properties svg:stroke-color="#b3b3b3"/>
      <style:paragraph-properties style:writing-mode="lr-tb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="hatch" draw:fill-color="#aecf00" draw:fill-hatch-name="Black_20_45_20_Degrees" draw:fill-hatch-solid="true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="hatch" draw:fill-color="#83caff" draw:fill-hatch-name="Black_20_-45_20_Degrees" draw:fill-hatch-solid="tru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1.568cm" svg:height="8.601cm" xlink:href=".." xlink:type="simple" chart:class="chart:bar" chart:style-name="ch1">
        <chart:legend chart:legend-position="bottom" svg:x="3.175cm" svg:y="8.002cm" style:legend-expansion="wide" chart:style-name="ch2"/>
        <chart:plot-area chart:style-name="ch3" table:cell-range-address="Sheet1.A83:Sheet1.A89 Sheet1.C82:Sheet1.D89" chart:data-source-has-labels="both" svg:x="0.231cm" svg:y="0.172cm" svg:width="11.106cm" svg:height="7.474cm">
          <chartooo:coordinate-region svg:x="0.667cm" svg:y="0.371cm" svg:width="10.122cm" svg:height="6.23cm"/>
          <chart:axis chart:dimension="x" chart:name="primary-x" chart:style-name="ch4" chartooo:axis-type="auto">
            <chartooo:date-scale/>
            <chart:categories table:cell-range-address="Sheet1.A83:Sheet1.A89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Sheet1.C83:Sheet1.C89" chart:label-cell-address="Sheet1.C82:Sheet1.C82" chart:class="chart:bar">
            <chart:data-point chart:repeated="7"/>
          </chart:series>
          <chart:series chart:style-name="ch8" chart:values-cell-range-address="Sheet1.D83:Sheet1.D89" chart:label-cell-address="Sheet1.D82:Sheet1.D82" chart:class="chart:bar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euroimaging</text:p>
                <draw:g>
                  <svg:desc>Sheet1.C82:Sheet1.C82</svg:desc>
                </draw:g>
              </table:table-cell>
              <table:table-cell office:value-type="string">
                <text:p>Eye-Tracking</text:p>
                <draw:g>
                  <svg:desc>Sheet1.D82:Sheet1.D8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ummary</text:p>
                <draw:g>
                  <svg:desc>Sheet1.A83:Sheet1.A89</svg:desc>
                </draw:g>
              </table:table-cell>
              <table:table-cell office:value-type="float" office:value="2">
                <text:p>2</text:p>
                <draw:g>
                  <svg:desc>Sheet1.C83:Sheet1.C89</svg:desc>
                </draw:g>
              </table:table-cell>
              <table:table-cell office:value-type="float" office:value="10">
                <text:p>10</text:p>
                <draw:g>
                  <svg:desc>Sheet1.D83:Sheet1.D89</svg:desc>
                </draw:g>
              </table:table-cell>
            </table:table-row>
            <table:table-row>
              <table:table-cell office:value-type="string">
                <text:p>Output</text:p>
              </table:table-cell>
              <table:table-cell office:value-type="float" office:value="11">
                <text:p>11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ogical Error</text:p>
              </table:table-cell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Combination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Control Question</text:p>
              </table:table-cell>
              <table:table-cell office:value-type="float" office:value="15">
                <text:p>1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Other</text:p>
              </table:table-cell>
              <table:table-cell office:value-type="float" office:value="6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No Information</text:p>
              </table:table-cell>
              <table:table-cell office:value-type="float" office:value="7">
                <text:p>7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</office:styles>
</office:document-styles>
</file>